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85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cation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test 1</text:p>
          </table:table-cell>
          <table:table-cell office:value-type="string" table:style-name="ce1">
            <text:p>test 2</text:p>
          </table:table-cell>
          <table:table-cell office:value-type="string" table:style-name="ce1">
            <text:p>Test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khorn slough</text:p>
          </table:table-cell>
          <table:table-cell office:value-type="string" table:style-name="ce1">
            <text:p>Nov. 14, 2015</text:p>
          </table:table-cell>
          <table:table-cell office:value-type="string" table:style-name="ce1">
            <text:p>pH</text:p>
          </table:table-cell>
          <table:table-cell office:value-type="float" office:value="8.6999999999999993" table:style-name="ce1">
            <text:p>8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lkhorn slough</text:p>
          </table:table-cell>
          <table:table-cell office:value-type="string" table:style-name="ce1">
            <text:p>Nov. 14, 2015</text:p>
          </table:table-cell>
          <table:table-cell office:value-type="string" table:style-name="ce1">
            <text:p>Temperature (Celsius)</text:p>
          </table:table-cell>
          <table:table-cell office:value-type="float" office:value="14.8" table:style-name="ce1">
            <text:p>14.8</text:p>
          </table:table-cell>
          <table:table-cell office:value-type="float" office:value="15.2" table:style-name="ce1">
            <text:p>15.2</text:p>
          </table:table-cell>
          <table:table-cell office:value-type="float" office:value="15.2" table:style-name="ce1">
            <text:p>15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khorn slough</text:p>
          </table:table-cell>
          <table:table-cell office:value-type="string" table:style-name="ce1">
            <text:p>Nov. 14, 2015</text:p>
          </table:table-cell>
          <table:table-cell office:value-type="string" table:style-name="ce1">
            <text:p>Conductivity (ppm)</text:p>
          </table:table-cell>
          <table:table-cell office:value-type="string" table:style-name="ce1">
            <text:p>x&gt;2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lkhorn slough</text:p>
          </table:table-cell>
          <table:table-cell office:value-type="string" table:style-name="ce1">
            <text:p>Nov. 14, 2015</text:p>
          </table:table-cell>
          <table:table-cell office:value-type="string" table:style-name="ce1">
            <text:p>Salinity (ppt)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4.299999999999997" table:style-name="ce1">
            <text:p>34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khorn slough</text:p>
          </table:table-cell>
          <table:table-cell office:value-type="string" table:style-name="ce1">
            <text:p>Nov. 14, 2015</text:p>
          </table:table-cell>
          <table:table-cell office:value-type="string" table:style-name="ce1">
            <text:p>Dissolved Oxygen (ppm)</text:p>
          </table:table-cell>
          <table:table-cell office:value-type="float" office:value="7.5" table:style-name="ce1">
            <text:p>7.5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lvador </meta:initial-creator>
    <dc:creator>June</dc:creator>
    <meta:creation-date>2015-11-17T08:28:58Z</meta:creation-date>
    <dc:date>2015-11-18T21:28:09Z</dc:date>
    <meta:editing-cycles>2</meta:editing-cycles>
    <meta:editing-duration>PT939S</meta:editing-duration>
  </office:meta>
</office:document-meta>
</file>